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a5855" officeooo:paragraph-rsid="001a5855"/>
    </style:style>
    <style:style style:name="P2" style:family="paragraph" style:parent-style-name="Standard">
      <style:text-properties officeooo:rsid="001ad414" officeooo:paragraph-rsid="001ad414"/>
    </style:style>
    <style:style style:name="P3" style:family="paragraph" style:parent-style-name="Standard">
      <style:text-properties officeooo:rsid="001cb42b" officeooo:paragraph-rsid="001cb42b"/>
    </style:style>
    <style:style style:name="P4" style:family="paragraph" style:parent-style-name="Standard">
      <style:text-properties officeooo:rsid="001e34bf" officeooo:paragraph-rsid="001e34bf"/>
    </style:style>
    <style:style style:name="P5" style:family="paragraph" style:parent-style-name="Standard">
      <style:text-properties officeooo:rsid="0022c380" officeooo:paragraph-rsid="0022c3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d414" style:font-weight-asian="normal" style:font-weight-complex="normal"/>
    </style:style>
    <style:style style:name="T4" style:family="text">
      <style:text-properties fo:font-weight="normal" officeooo:rsid="001a5855" style:font-weight-asian="normal" style:font-weight-complex="normal"/>
    </style:style>
    <style:style style:name="T5" style:family="text">
      <style:text-properties fo:font-weight="normal" officeooo:rsid="002032e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:</text:p>
      <text:p text:style-name="P1">Series of rooms/spaces to move through:</text:p>
      <text:p text:style-name="P1"><text:tab/>Each is a class with at least 4 pointer variables that link to other spaces.</text:p>
      <text:p text:style-name="P1"><text:tab/>Has appropriate data members.</text:p>
      <text:p text:style-name="P1"><text:tab/>At least <text:span text:style-name="T1">6</text:span><text:span text:style-name="T2"> spaces of at least </text:span><text:span text:style-name="T1">3</text:span><text:span text:style-name="T2"> different types. </text:span><text:span text:style-name="T3">(3 derived classes with special functions).</text:span></text:p>
      <text:p text:style-name="P1"><text:span text:style-name="T3"><text:tab/></text:span></text:p>
      <text:p text:style-name="P1"><text:span text:style-name="T2"><text:tab/></text:span></text:p>
      <text:p text:style-name="P1"><text:span text:style-name="T2"><text:tab/></text:span></text:p>
      <text:p text:style-name="P1"><text:span text:style-name="T2"/></text:p>
      <text:p text:style-name="P1"><text:span text:style-name="T2">Arkham Horror based story</text:span></text:p>
      <text:p text:style-name="P4"><text:span text:style-name="T2">Heavily inspired by the board game Arkham Horror.</text:span></text:p>
      <text:p text:style-name="P1"><text:span text:style-name="T2"/></text:p>
      <text:p text:style-name="P1"><text:span text:style-name="T2">Setting: </text:span><text:span text:style-name="T3">Arkham, Ma</text:span></text:p>
      <text:p text:style-name="P1"><text:span text:style-name="T2"/></text:p>
      <text:p text:style-name="P3"><text:span text:style-name="T2">Gameplay:</text:span></text:p>
      <text:p text:style-name="P5"><text:span text:style-name="T2">The player moves around Arkham. They must acquire 3 key items. </text:span></text:p>
      <text:p text:style-name="P5"><text:span text:style-name="T2"/></text:p>
      <text:p text:style-name="P5"><text:span text:style-name="T2">Key items:</text:span></text:p>
      <text:p text:style-name="P5"><text:span text:style-name="T2">Ancient Tome</text:span></text:p>
      <text:p text:style-name="P5"><text:span text:style-name="T2">Elder Sign</text:span></text:p>
      <text:p text:style-name="P5"><text:span text:style-name="T2">Amulet of Protection</text:span></text:p>
      <text:p text:style-name="P5"><text:span text:style-name="T2"/></text:p>
      <text:p text:style-name="P5"><text:span text:style-name="T2">They must solve puzzles to acquire these items. Once they have acquired the 3 items, they can attempt to close the gate.</text:span></text:p>
      <text:p text:style-name="P4"><text:span text:style-name="T2"/></text:p>
      <text:p text:style-name="P4"><text:span text:style-name="T2">Closing the gate requires passing a series of puzzles/challenges. </text:span></text:p>
      <text:p text:style-name="P4"><text:span text:style-name="T2"><text:tab/>1) Fight: The player fights a horrible monster.</text:span></text:p>
      <text:p text:style-name="P4"><text:span text:style-name="T2"><text:tab/><text:tab/>Beneficial tools: Revolver, fighter ally.</text:span></text:p>
      <text:p text:style-name="P4"><text:span text:style-name="T2"><text:tab/>2) Alien puzzle: The player must solve a puzzle (TBD).</text:span></text:p>
      <text:p text:style-name="P4"><text:span text:style-name="T2"><text:tab/><text:tab/>Beneficial tools: Smart ally, </text:span><text:span text:style-name="T5">number of clues.</text:span></text:p>
      <text:p text:style-name="P4"><text:span text:style-name="T5"><text:tab/>3) Luck test: The player must walk through a dangerous location.</text:span></text:p>
      <text:p text:style-name="P4"><text:span text:style-name="T5"><text:tab/><text:tab/>Beneficial tools: Lucky penny, blessing.</text:span></text:p>
      <text:p text:style-name="P4"><text:span text:style-name="T2">Tools found around the world make solving these puzzles easier.</text:span></text:p>
      <text:p text:style-name="P4"><text:span text:style-name="T2"/></text:p>
      <text:p text:style-name="P3"><text:span text:style-name="T2">The user is shown a graphic of their current location. They are provided a menu of options</text:span><text:span text:style-name="T4">:</text:span></text:p>
      <text:p text:style-name="P3"><text:span text:style-name="T4"/></text:p>
      <text:p text:style-name="P4"><text:span text:style-name="T4">1</text:span><text:span text:style-name="T2">) Travel</text:span></text:p>
      <text:p text:style-name="P4"><text:span text:style-name="T2">2) Check bag</text:span></text:p>
      <text:p text:style-name="P4"><text:span text:style-name="T5">4</text:span><text:span text:style-name="T2">-X) Location specific</text:span></text:p>
      <text:p text:style-name="P4"><text:span text:style-name="T2"/></text:p>
      <text:p text:style-name="P4"><text:span text:style-name="T2"/></text:p>
      <text:p text:style-name="P1"><text:span text:style-name="T2">Locations:</text:span></text:p>
      <text:p text:style-name="P2"><text:span text:style-name="T2">Miskatonic University:</text:span></text:p>
      <text:p text:style-name="P1"><text:span text:style-name="T2"><text:tab/>The Library</text:span></text:p>
      <text:p text:style-name="P1"><text:span text:style-name="T2"><text:tab/><text:tab/></text:span><text:span text:style-name="T3">Study the Ancient Tome with the Professor (</text:span></text:p>
      <text:p text:style-name="P1"><text:span text:style-name="T3"><text:tab/><text:tab/>Acquire companion</text:span></text:p>
      <text:p text:style-name="P1"><text:span text:style-name="T2"><text:tab/>Science Building</text:span></text:p>
      <text:p text:style-name="P1"><text:span text:style-name="T2"><text:tab/><text:tab/></text:span><text:span text:style-name="T3">Dissect the monster for clues</text:span></text:p>
      <text:p text:style-name="P1"><text:span text:style-name="T2"><text:tab/>Administration</text:span></text:p>
      <text:p text:style-name="P2"><text:soft-page-break/><text:span text:style-name="T2">Uptown:</text:span></text:p>
      <text:p text:style-name="P1"><text:span text:style-name="T2"><text:tab/><text:tab/></text:span></text:p>
      <text:p text:style-name="P1"/>
      <text:p text:style-name="P1"><text:span text:style-name="T2">You are a teacher’s assistant, studying the arcane, when you hear a gate opening. (horrible gut wrenching screech, a tear in time and space)</text:span></text:p>
      <text:p text:style-name="P1"><text:span text:style-name="T2">Professor Harvey comes tearing into your office, eyes bulging, drenched with sweat, half his face obscured by streaks of fresh blood. </text:span></text:p>
      <text:p text:style-name="P1"><text:span text:style-name="T2">He leans against the wall as his chest heaves struggling to say the words:</text:span></text:p>
      <text:p text:style-name="P1"><text:span text:style-name="T2">“It’s happening...”</text:span></text:p>
      <text:p text:style-name="P1"><text:span text:style-name="T2">He grabs his chest, face twisted in a grimace of sudden agony. As he slumps to the floor, he reaches out, to 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4:25:34.838346553</meta:creation-date>
    <dc:date>2017-03-14T15:47:57.879772450</dc:date>
    <meta:editing-duration>PT20M18S</meta:editing-duration>
    <meta:editing-cycles>3</meta:editing-cycles>
    <meta:generator>LibreOffice/5.2.6.2$Linux_X86_64 LibreOffice_project/20$Build-2</meta:generator>
    <meta:document-statistic meta:table-count="0" meta:image-count="0" meta:object-count="0" meta:page-count="2" meta:paragraph-count="45" meta:word-count="298" meta:character-count="1815" meta:non-whitespace-character-count="1529"/>
  </office:meta>
</office:document-meta>
</file>